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text-properties style:font-name="Arial1" fo:font-size="12pt" style:font-size-asian="12pt" style:font-size-complex="12pt"/>
    </style:style>
    <style:style style:name="P4" style:family="paragraph" style:parent-style-name="Heading_20_1">
      <style:text-properties fo:color="#2a6099" loext:opacity="100%" style:font-name="Arial1" fo:font-size="14pt" officeooo:rsid="001a8bd9" officeooo:paragraph-rsid="001a8bd9" style:font-size-asian="14pt" style:font-size-complex="14pt"/>
    </style:style>
    <style:style style:name="P5" style:family="paragraph" style:parent-style-name="Heading_20_1">
      <style:text-properties fo:color="#2a6099" loext:opacity="100%" style:font-name="Arial1" fo:font-size="14pt" fo:font-weight="bold" officeooo:rsid="001a8bd9" officeooo:paragraph-rsid="001a8bd9" style:font-size-asian="14pt" style:font-weight-asian="bold" style:font-size-complex="14pt" style:font-weight-complex="bold"/>
    </style:style>
    <style:style style:name="P6" style:family="paragraph" style:parent-style-name="Heading_20_1">
      <style:text-properties fo:color="#2a6099" loext:opacity="100%" fo:font-size="14pt" officeooo:rsid="001a8bd9" officeooo:paragraph-rsid="001a8bd9" style:font-size-asian="14pt" style:font-size-complex="14pt"/>
    </style:style>
    <style:style style:name="P7" style:family="paragraph" style:parent-style-name="Heading_20_1">
      <style:text-properties fo:color="#3465a4" loext:opacity="100%" style:font-name="Arial1" fo:font-size="14pt" officeooo:rsid="001a8bd9" officeooo:paragraph-rsid="001a8bd9" style:font-size-asian="14pt" style:font-size-complex="14pt"/>
    </style:style>
    <style:style style:name="P8" style:family="paragraph" style:parent-style-name="Heading_20_2">
      <style:text-properties fo:color="#3465a4" loext:opacity="100%" style:font-name="Arial1" fo:font-size="12pt" style:font-size-asian="12pt" style:font-size-complex="12pt"/>
    </style:style>
    <style:style style:name="P9" style:family="paragraph" style:parent-style-name="Heading_20_2">
      <style:text-properties fo:color="#3465a4" loext:opacity="100%" style:font-name="Arial1" fo:font-size="12pt" officeooo:rsid="001a8bd9" officeooo:paragraph-rsid="001a8bd9" style:font-size-asian="12pt" style:font-size-complex="12pt"/>
    </style:style>
    <style:style style:name="P10" style:family="paragraph" style:parent-style-name="Heading_20_2">
      <style:text-properties fo:color="#2a6099" loext:opacity="100%" style:font-name="Arial1" fo:font-size="12pt" style:font-size-asian="12pt" style:font-size-complex="12pt"/>
    </style:style>
    <style:style style:name="P11" style:family="paragraph" style:parent-style-name="Text_20_body">
      <style:text-properties officeooo:paragraph-rsid="001a8bd9"/>
    </style:style>
    <style:style style:name="P12" style:family="paragraph" style:parent-style-name="Text_20_body">
      <style:text-properties fo:color="#000000" loext:opacity="100%" fo:font-size="12pt" fo:font-weight="bold" officeooo:rsid="001a8bd9" officeooo:paragraph-rsid="001a8bd9" style:font-size-asian="12pt" style:font-weight-asian="bold" style:font-size-complex="12pt" style:font-weight-complex="bold"/>
    </style:style>
    <style:style style:name="P13" style:family="paragraph" style:parent-style-name="Text_20_body">
      <style:text-properties fo:color="#000000" loext:opacity="100%"/>
    </style:style>
    <style:style style:name="P14" style:family="paragraph" style:parent-style-name="Text_20_body">
      <style:text-properties fo:color="#000000" loext:opacity="100%" officeooo:rsid="001a8bd9" officeooo:paragraph-rsid="001a8bd9"/>
    </style:style>
    <style:style style:name="P15" style:family="paragraph" style:parent-style-name="Text_20_body">
      <style:text-properties fo:color="#000000" loext:opacity="100%" fo:font-weight="bold" officeooo:rsid="001a8bd9" officeooo:paragraph-rsid="001a8bd9" style:font-weight-asian="bold" style:font-weight-complex="bold"/>
    </style:style>
    <style:style style:name="P16" style:family="paragraph" style:parent-style-name="Text_20_body">
      <style:text-properties fo:color="#000000" loext:opacity="100%" style:font-name="Arial1" fo:font-size="12pt" fo:font-weight="bold" officeooo:rsid="001a8bd9" officeooo:paragraph-rsid="001a8bd9" style:font-size-asian="12pt" style:font-weight-asian="bold" style:font-size-complex="12pt" style:font-weight-complex="bold"/>
    </style:style>
    <style:style style:name="P17" style:family="paragraph" style:parent-style-name="Text_20_body">
      <style:text-properties fo:color="#000000" loext:opacity="100%" fo:font-weight="normal" officeooo:rsid="001a8bd9" officeooo:paragraph-rsid="001a8bd9" style:font-weight-asian="normal" style:font-weight-complex="normal"/>
    </style:style>
    <style:style style:name="P18" style:family="paragraph" style:parent-style-name="Text_20_body">
      <style:text-properties fo:color="#3465a4" loext:opacity="100%" style:font-name="Arial1" fo:font-size="12pt" officeooo:paragraph-rsid="001a8bd9" style:font-size-asian="12pt" style:font-size-complex="12pt"/>
    </style:style>
    <style:style style:name="P19" style:family="paragraph" style:list-style-name="L2"/>
    <style:style style:name="P20" style:family="paragraph" style:parent-style-name="Text_20_body" style:list-style-name="L2"/>
    <style:style style:name="P21" style:family="paragraph" style:list-style-name="L3"/>
    <style:style style:name="P22" style:family="paragraph" style:parent-style-name="Text_20_body" style:list-style-name="L3"/>
    <style:style style:name="P23" style:family="paragraph" style:parent-style-name="Text_20_body">
      <style:text-properties style:font-name="Arial1" fo:font-weight="bold" style:font-weight-asian="bold" style:font-weight-complex="bold"/>
    </style:style>
    <style:style style:name="P24" style:family="paragraph" style:list-style-name="L6"/>
    <style:style style:name="T1" style:family="text">
      <style:text-properties officeooo:rsid="001a8bd9"/>
    </style:style>
    <style:style style:name="T2" style:family="text">
      <style:text-properties fo:color="#2a6099" loext:opacity="100%" style:font-name="Arial1" fo:font-size="14pt" officeooo:rsid="001a8bd9" style:font-size-asian="14pt" style:font-size-complex="14pt"/>
    </style:style>
    <style:style style:name="T3" style:family="text">
      <style:text-properties fo:color="#2a6099" loext:opacity="100%" style:font-name="Arial1" fo:font-size="14pt" officeooo:rsid="001a8bd9" style:font-size-asian="14pt" style:font-size-complex="14pt" loext:padding="0.049cm" loext:border="0.06pt solid #d9d9e3"/>
    </style:style>
    <style:style style:name="T4" style:family="text">
      <style:text-properties fo:color="#2a6099" loext:opacity="100%" officeooo:rsid="001a8bd9"/>
    </style:style>
    <style:style style:name="T5" style:family="text">
      <style:text-properties style:font-name="Arial1"/>
    </style:style>
    <style:style style:name="T6" style:family="text">
      <style:text-properties style:font-name="Arial1" fo:font-size="12pt" style:font-size-asian="12pt" style:font-size-complex="12pt"/>
    </style:style>
    <style:style style:name="T7" style:family="text">
      <style:text-properties style:font-name="Arial1" fo:font-size="12pt" officeooo:rsid="001a8bd9" style:font-size-asian="12pt" style:font-size-complex="12pt"/>
    </style:style>
    <style:style style:name="T8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Arial1" fo:font-size="12pt" fo:font-weight="bold" officeooo:rsid="001a8bd9" style:font-size-asian="12pt" style:font-weight-asian="bold" style:font-size-complex="12pt" style:font-weight-complex="bold"/>
    </style:style>
    <style:style style:name="T10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3465a4" loext:opacity="100%" style:font-name="Arial1" fo:font-size="12pt" style:font-size-asian="12pt" style:font-size-complex="12pt"/>
    </style:style>
    <style:style style:name="T12" style:family="text">
      <style:text-properties fo:color="#3465a4" loext:opacity="100%" style:font-name="Arial1" fo:font-size="12pt" officeooo:rsid="001a8bd9" style:font-size-asian="12pt" style:font-size-complex="12pt"/>
    </style:style>
    <style:style style:name="T13" style:family="text">
      <style:text-properties fo:color="#3465a4" loext:opacity="100%" style:font-name="Arial1" fo:font-size="14pt" officeooo:rsid="001a8bd9" style:font-size-asian="14pt" style:font-size-complex="14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loext:padding="0.049cm" loext:border="0.06pt solid #d9d9e3"/>
    </style:style>
    <style:style style:name="T16" style:family="text">
      <style:text-properties fo:font-variant="normal" fo:text-transform="none" fo:color="#ececf1" loext:opacity="100%" style:font-name="S hne" fo:font-size="9.60000038146973pt" fo:letter-spacing="normal" fo:font-style="normal" fo:font-weight="normal" officeooo:rsid="001a8bd9" style:font-size-asian="12pt" style:font-size-complex="12pt"/>
    </style:style>
    <style:style style:name="T17" style:family="text">
      <style:text-properties fo:font-variant="normal" fo:text-transform="none" fo:letter-spacing="normal" fo:font-style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">Indice</text:p>
          </text:index-title>
          <text:p text:style-name="Contents_20_1"><text:a xlink:type="simple" xlink:href="#__RefHeading___Toc105_3402462328" text:style-name="Index_20_Link" text:visited-style-name="Index_20_Link"><text:span text:style-name="T6">Concepto de empresa<text:tab/>1</text:span></text:a></text:p>
          <text:p text:style-name="Contents_20_1"><text:a xlink:type="simple" xlink:href="#__RefHeading___Toc107_3402462328" text:style-name="Index_20_Link" text:visited-style-name="Index_20_Link"><text:span text:style-name="T6">Clasificación de empresas<text:tab/>1</text:span></text:a></text:p>
          <text:p text:style-name="Contents_20_2"><text:a xlink:type="simple" xlink:href="#__RefHeading___Toc109_3402462328" text:style-name="Index_20_Link" text:visited-style-name="Index_20_Link"><text:span text:style-name="T6">Según actividad económica<text:tab/>1</text:span></text:a></text:p>
          <text:p text:style-name="Contents_20_2"><text:a xlink:type="simple" xlink:href="#__RefHeading___Toc111_3402462328" text:style-name="Index_20_Link" text:visited-style-name="Index_20_Link"><text:span text:style-name="T6">Según dimensión interna (Importante)<text:tab/>2</text:span></text:a></text:p>
          <text:p text:style-name="Contents_20_2"><text:a xlink:type="simple" xlink:href="#__RefHeading___Toc113_3402462328" text:style-name="Index_20_Link" text:visited-style-name="Index_20_Link"><text:span text:style-name="T6">Según mercado<text:tab/>2</text:span></text:a></text:p>
          <text:p text:style-name="Contents_20_2"><text:a xlink:type="simple" xlink:href="#__RefHeading___Toc115_3402462328" text:style-name="Index_20_Link" text:visited-style-name="Index_20_Link"><text:span text:style-name="T6">Titularidad del capital<text:tab/>2</text:span></text:a></text:p>
          <text:p text:style-name="Contents_20_1"><text:a xlink:type="simple" xlink:href="#__RefHeading___Toc117_3402462328" text:style-name="Index_20_Link" text:visited-style-name="Index_20_Link"><text:span text:style-name="T6">Balance social<text:tab/>2</text:span></text:a></text:p>
          <text:p text:style-name="Contents_20_1"><text:a xlink:type="simple" xlink:href="#__RefHeading___Toc119_3402462328" text:style-name="Index_20_Link" text:visited-style-name="Index_20_Link"><text:span text:style-name="T6">Diferencias entre Macro y Micro empresas<text:tab/>2</text:span></text:a></text:p>
          <text:p text:style-name="Contents_20_1"><text:a xlink:type="simple" xlink:href="#__RefHeading___Toc121_3402462328" text:style-name="Index_20_Link" text:visited-style-name="Index_20_Link"><text:span text:style-name="T6">Factores de análisis de Macro y Micro empresas<text:tab/>3</text:span></text:a></text:p>
          <text:p text:style-name="Contents_20_2"><text:a xlink:type="simple" xlink:href="#__RefHeading___Toc123_3402462328" text:style-name="Index_20_Link" text:visited-style-name="Index_20_Link"><text:span text:style-name="T6">Micro empresas:<text:tab/>3</text:span></text:a></text:p>
          <text:p text:style-name="Contents_20_2"><text:a xlink:type="simple" xlink:href="#__RefHeading___Toc125_3402462328" text:style-name="Index_20_Link" text:visited-style-name="Index_20_Link"><text:span text:style-name="T6">Macro empresas:<text:tab/>3</text:span></text:a></text:p>
          <text:p text:style-name="Contents_20_1"><text:a xlink:type="simple" xlink:href="#__RefHeading___Toc127_3402462328" text:style-name="Index_20_Link" text:visited-style-name="Index_20_Link"><text:span text:style-name="T6">Tipo de productos<text:tab/>4</text:span></text:a></text:p>
          <text:p text:style-name="Contents_20_1"><text:a xlink:type="simple" xlink:href="#__RefHeading___Toc129_3402462328" text:style-name="Index_20_Link" text:visited-style-name="Index_20_Link"><text:span text:style-name="T6">En que consiste DAFO y CAME<text:tab/>4</text:span></text:a></text:p>
          <text:p text:style-name="Contents_20_1"><text:a xlink:type="simple" xlink:href="#__RefHeading___Toc131_3402462328" text:style-name="Index_20_Link" text:visited-style-name="Index_20_Link"><text:span text:style-name="T6">Localización del proyecto<text:tab/>5</text:span></text:a></text:p>
          <text:p text:style-name="Contents_20_2"><text:a xlink:type="simple" xlink:href="#__RefHeading___Toc133_3402462328" text:style-name="Index_20_Link" text:visited-style-name="Index_20_Link"><text:span text:style-name="T6">Factores<text:tab/>5</text:span></text:a></text:p>
          <text:p text:style-name="Contents_20_2"><text:a xlink:type="simple" xlink:href="#__RefHeading___Toc135_3402462328" text:style-name="Index_20_Link" text:visited-style-name="Index_20_Link"><text:span text:style-name="T6">Externalización o deslocalización<text:tab/>5</text:span></text:a></text:p>
          <text:p text:style-name="Contents_20_1"><text:a xlink:type="simple" xlink:href="#__RefHeading___Toc137_3402462328" text:style-name="Index_20_Link" text:visited-style-name="Index_20_Link"><text:span text:style-name="T6">Como se transmite la cultura empresarial dentro de la empresa<text:tab/>6</text:span></text:a></text:p>
          <text:p text:style-name="Contents_20_1"><text:a xlink:type="simple" xlink:href="#__RefHeading___Toc139_3402462328" text:style-name="Index_20_Link" text:visited-style-name="Index_20_Link"><text:span text:style-name="T6">Responsabilidad social corporativa<text:tab/>6</text:span></text:a></text:p>
          <text:p text:style-name="Contents_20_2"><text:a xlink:type="simple" xlink:href="#__RefHeading___Toc141_3402462328" text:style-name="Index_20_Link" text:visited-style-name="Index_20_Link"><text:span text:style-name="T6">Definición<text:tab/>6</text:span></text:a></text:p>
          <text:p text:style-name="Contents_20_2"><text:a xlink:type="simple" xlink:href="#__RefHeading___Toc143_3402462328" text:style-name="Index_20_Link" text:visited-style-name="Index_20_Link"><text:span text:style-name="T6">Ámbitos<text:tab/>6</text:span></text:a></text:p>
        </text:index-body>
      </text:table-of-content>
      <text:h text:style-name="P4" text:outline-level="1" text:is-list-header="true"/>
      <text:h text:style-name="P4" text:outline-level="1"><text:bookmark-start text:name="__RefHeading___Toc105_3402462328"/>Concepto de empresa<text:bookmark-end text:name="__RefHeading___Toc105_3402462328"/></text:h>
      <text:p text:style-name="P11"><text:span text:style-name="T2"/></text:p>
      <text:p text:style-name="P12"><text:span text:style-name="T5">La empresa como sistema hace referencia al conjunto de elementos interdependientes que mediante una estructura corporativa y con unas determinadas funciones, tratan de conseguir un objetivo común teniendo en cuenta los intercambios que se producen con el entorno.</text:span></text:p>
      <text:p text:style-name="P12"/>
      <text:h text:style-name="P4" text:outline-level="1"><text:bookmark-start text:name="__RefHeading___Toc107_3402462328"/>Clasificación de empresas<text:bookmark-end text:name="__RefHeading___Toc107_3402462328"/></text:h>
      <text:p text:style-name="P11"><text:span text:style-name="T2"/></text:p>
      <text:h text:style-name="Heading_20_2" text:outline-level="2"><text:bookmark-start text:name="__RefHeading___Toc109_3402462328"/><text:span text:style-name="T11">Según actividad económica</text:span><text:bookmark-end text:name="__RefHeading___Toc109_3402462328"/></text:h>
      <text:p text:style-name="P13"><text:span text:style-name="T9">1. Sector primario:</text:span><text:span text:style-name="T7"> Agrícola o Extractivo.</text:span></text:p>
      <text:p text:style-name="P14"><text:span text:style-name="T8">2. Sector secundario o Industrial:</text:span><text:span text:style-name="T6"> Manufacturero o Construcción.</text:span></text:p>
      <text:p text:style-name="P14"><text:span text:style-name="T8">3. Sector terciario o de servicios: </text:span><text:span text:style-name="T6">Comercio, Turismo y Hostelería, Finanzas y Seguros, Educación, Salud, Tecnología.</text:span></text:p>
      <text:p text:style-name="P14"><text:span text:style-name="T8">4. Sector cuaternario:</text:span><text:span text:style-name="T6"> Actividades de investigación y desarrollo, consultoría, innovación y servicios intelectuales avanzados.</text:span></text:p>
      <text:h text:style-name="P10" text:outline-level="2"><text:bookmark-start text:name="__RefHeading___Toc111_3402462328"/><text:soft-page-break/>Según dimensión interna <text:span text:style-name="T1">(Importante)</text:span><text:bookmark-end text:name="__RefHeading___Toc111_3402462328"/></text:h>
      <text:p text:style-name="P14"><text:span text:style-name="T8">1. Micro empresa:</text:span><text:span text:style-name="T6"> Menos de 10 trabajadores y con un volumen de ventas inferior o igual a 2 millones.</text:span></text:p>
      <text:p text:style-name="P14"><text:span text:style-name="T8">2. Pequeña empresa:</text:span><text:span text:style-name="T6"> Menos de 50 trabajadores y con un volumen de ventas menor o igual a 10 millones.</text:span></text:p>
      <text:p text:style-name="P14"><text:span text:style-name="T8">3. Mediana empresa: </text:span><text:span text:style-name="T6">Menos de 250 trabajadores y con un volumen de ventas menor o igual a 50 millones</text:span></text:p>
      <text:p text:style-name="P14"><text:span text:style-name="T8">4. Gran empresa: </text:span><text:span text:style-name="T6">Mas de 250 trabajadores y con un volumen de ventas superior a 50 millones.</text:span></text:p>
      <text:p text:style-name="P14"><text:span text:style-name="T6"/></text:p>
      <text:h text:style-name="P8" text:outline-level="2"><text:bookmark-start text:name="__RefHeading___Toc113_3402462328"/>Según mercado<text:bookmark-end text:name="__RefHeading___Toc113_3402462328"/></text:h>
      <text:p text:style-name="P14"><text:span text:style-name="T8">1. Local:</text:span><text:span text:style-name="T10"> el mercado se extiende solo en una ciudad.</text:span></text:p>
      <text:p text:style-name="P14"><text:span text:style-name="T8">2. Nacional: </text:span><text:span text:style-name="T10">el mercado se extiende a todo un país.</text:span></text:p>
      <text:p text:style-name="P14"><text:span text:style-name="T8">3. Multinacional:</text:span><text:span text:style-name="T6"> el mercado se extiende a muchos países.</text:span></text:p>
      <text:p text:style-name="P14"><text:span text:style-name="T6"/></text:p>
      <text:h text:style-name="P8" text:outline-level="2"/>
      <text:h text:style-name="P8" text:outline-level="2"><text:bookmark-start text:name="__RefHeading___Toc115_3402462328"/>Titularidad del capital<text:bookmark-end text:name="__RefHeading___Toc115_3402462328"/></text:h>
      <text:p text:style-name="P15"><text:span text:style-name="T6">1. Privada</text:span></text:p>
      <text:p text:style-name="P15"><text:span text:style-name="T6">2. Publica</text:span></text:p>
      <text:p text:style-name="P15"><text:span text:style-name="T6">3. Mixta</text:span></text:p>
      <text:p text:style-name="P15"><text:span text:style-name="T6"/></text:p>
      <text:h text:style-name="P7" text:outline-level="1"><text:bookmark-start text:name="__RefHeading___Toc117_3402462328"/>Balance social<text:bookmark-end text:name="__RefHeading___Toc117_3402462328"/></text:h>
      <text:p text:style-name="P11"><text:span text:style-name="T13"/></text:p>
      <text:p text:style-name="P16"><text:span text:style-name="T17">El balance social de una empresa es una herramienta que evalúa y presenta la contribución y el impacto de la empresa en la sociedad y el entorno en el que opera. Es una forma de medir y comunicar la responsabilidad social corporativa y el compromiso de la empresa con diversos grupos de interés, más allá de los aspectos puramente financieros.</text:span> </text:p>
      <text:p text:style-name="P15"><text:span text:style-name="T6"/></text:p>
      <text:h text:style-name="P4" text:outline-level="1"><text:bookmark-start text:name="__RefHeading___Toc119_3402462328"/>Diferencias entre Macro y Micro empresas <text:bookmark-end text:name="__RefHeading___Toc119_3402462328"/></text:h>
      <text:p text:style-name="P11"><text:span text:style-name="T2"/></text:p>
      <text:p text:style-name="P11"><text:soft-page-break/><text:span text:style-name="Strong_20_Emphasis"><text:span text:style-name="T5">Tamaño:</text:span></text:span><text:span text:style-name="T5"> Las micro empresas son pequeñas en términos de ingresos, número de empleados y activos, mientras que las macro empresas son grandes, con operaciones extensas, altos ingresos y una gran cantidad de empleados.</text:span></text:p>
      <text:p text:style-name="P11"><text:span text:style-name="Strong_20_Emphasis"><text:span text:style-name="T5">Alcance:</text:span></text:span><text:span text:style-name="T5"> Las micro empresas suelen operar a nivel local o regional, atendiendo a mercados más pequeños, mientras que las macro empresas tienen presencia nacional o internacional y operan en múltiples mercados y sectores.</text:span></text:p>
      <text:p text:style-name="P11"><text:span text:style-name="Strong_20_Emphasis"><text:span text:style-name="T5">Estructura y complejidad:</text:span></text:span><text:span text:style-name="T5"> Las micro empresas tienen una estructura organizativa simple, con decisiones tomadas por pocas personas, mientras que las macro empresas tienen una estructura más compleja, con jerarquías definidas y diferentes departamentos especializados.</text:span></text:p>
      <text:p text:style-name="P11"/>
      <text:h text:style-name="P4" text:outline-level="1"/>
      <text:h text:style-name="P4" text:outline-level="1"/>
      <text:h text:style-name="P4" text:outline-level="1"><text:bookmark-start text:name="__RefHeading___Toc121_3402462328"/>Factores de análisis de Macro y Micro empresas<text:bookmark-end text:name="__RefHeading___Toc121_3402462328"/></text:h>
      <text:h text:style-name="P8" text:outline-level="2"><text:bookmark-start text:name="__RefHeading___Toc123_3402462328"/>Micro empresas:<text:bookmark-end text:name="__RefHeading___Toc123_3402462328"/></text:h>
      <text:list text:style-name="L2">
        <text:list-item>
          <text:p text:style-name="P20"><text:span text:style-name="Strong_20_Emphasis"><text:span text:style-name="T5">Estructura financiera:</text:span></text:span><text:span text:style-name="T5"> Evaluación de los flujos de efectivo, rentabilidad, liquidez y endeudamiento para comprender la salud financiera de la empresa.</text:span></text:p>
        </text:list-item>
        <text:list-item>
          <text:p text:style-name="P20"><text:span text:style-name="Strong_20_Emphasis"><text:span text:style-name="T5">Recursos humanos:</text:span></text:span><text:span text:style-name="T5"> Análisis de la capacitación, motivación y satisfacción de los empleados, ya que el capital humano es fundamental para el éxito de una micro empresa.</text:span></text:p>
        </text:list-item>
        <text:list-item>
          <text:p text:style-name="P20"><text:span text:style-name="Strong_20_Emphasis"><text:span text:style-name="T5">Mercado y clientes:</text:span></text:span><text:span text:style-name="T5"> Estudio del mercado objetivo, la segmentación de clientes, estrategias de marketing y satisfacción del cliente para mantener y expandir la base de clientes.</text:span></text:p>
        </text:list-item>
        <text:list-item>
          <text:p text:style-name="P20"><text:span text:style-name="Strong_20_Emphasis"><text:span text:style-name="T5">Operaciones y procesos:</text:span></text:span><text:span text:style-name="T5"> Revisión de la eficiencia operativa, cadena de suministro, calidad del producto/servicio y optimización de procesos para reducir costos y mejorar la productividad.</text:span></text:p>
        </text:list-item>
        <text:list-item>
          <text:p text:style-name="P20"><text:span text:style-name="Strong_20_Emphasis"><text:span text:style-name="T5">Competencia:</text:span></text:span><text:span text:style-name="T5"> Análisis de la competencia directa e indirecta para identificar oportunidades y amenazas en el mercado.</text:span></text:p>
        </text:list-item>
      </text:list>
      <text:h text:style-name="P8" text:outline-level="2"><text:bookmark-start text:name="__RefHeading___Toc125_3402462328"/>Macro empresas:<text:bookmark-end text:name="__RefHeading___Toc125_3402462328"/></text:h>
      <text:list text:style-name="L3">
        <text:list-item>
          <text:p text:style-name="P22"><text:span text:style-name="Strong_20_Emphasis"><text:span text:style-name="T5">Estructura financiera y rendimiento:</text:span></text:span><text:span text:style-name="T5"> Evaluación detallada de los estados financieros, rendimiento trimestral/anual, inversiones, endeudamiento y rentabilidad para grandes inversores y analistas financieros.</text:span></text:p>
        </text:list-item>
        <text:list-item>
          <text:p text:style-name="P22"><text:span text:style-name="Strong_20_Emphasis"><text:span text:style-name="T5">Gestión y liderazgo:</text:span></text:span><text:span text:style-name="T5"> Análisis de la dirección ejecutiva, toma de decisiones estratégicas, gobierno corporativo y cultura empresarial para asegurar una gestión eficaz.</text:span></text:p>
        </text:list-item>
        <text:list-item>
          <text:p text:style-name="P22"><text:soft-page-break/><text:span text:style-name="Strong_20_Emphasis"><text:span text:style-name="T5">Internacionalización y diversificación:</text:span></text:span><text:span text:style-name="T5"> Estudio de la presencia global, diversificación de productos/servicios y adaptación a diferentes mercados para comprender la expansión internacional.</text:span></text:p>
        </text:list-item>
        <text:list-item>
          <text:p text:style-name="P22"><text:span text:style-name="Strong_20_Emphasis"><text:span text:style-name="T5">Riesgos y cumplimiento:</text:span></text:span><text:span text:style-name="T5"> Evaluación de riesgos operativos, legales y de cumplimiento regulatorio para minimizar riesgos y mantener la integridad empresarial.</text:span></text:p>
        </text:list-item>
        <text:list-item>
          <text:p text:style-name="P22"><text:span text:style-name="Strong_20_Emphasis"><text:span text:style-name="T5">Innovación y tecnología:</text:span></text:span><text:span text:style-name="T5"> Análisis de la inversión en investigación y desarrollo, adopción de nuevas tecnologías, innovación de productos/servicios para mantener la competitividad y relevancia en el mercado</text:span>.</text:p>
        </text:list-item>
      </text:list>
      <text:p text:style-name="Text_20_body"/>
      <text:p text:style-name="Text_20_body"/>
      <text:p text:style-name="Text_20_body"/>
      <text:h text:style-name="P5" text:outline-level="1"><text:bookmark-start text:name="__RefHeading___Toc127_3402462328"/>Tipo de productos<text:bookmark-end text:name="__RefHeading___Toc127_3402462328"/></text:h>
      <text:p text:style-name="P11"><text:span text:style-name="T2"/></text:p>
      <text:p text:style-name="P11"><text:span text:style-name="Strong_20_Emphasis"><text:span text:style-name="T5">Productos propios o de la empresa:</text:span></text:span><text:span text:style-name="T5"> Son los productos o servicios específicos que la empresa fabrica, produce o ofrece directamente a sus clientes. Estos pueden ser bienes tangibles como productos físicos o intangibles como servicios.</text:span></text:p>
      <text:p text:style-name="P11"><text:span text:style-name="Strong_20_Emphasis"><text:span text:style-name="T5">Productos de competidores directos:</text:span></text:span><text:span text:style-name="T5"> Incluyen los productos o servicios similares ofrecidos por otras empresas competidoras que satisfacen las mismas necesidades o demandas del mercado que los productos propios de la empresa.</text:span></text:p>
      <text:p text:style-name="P11"><text:span text:style-name="Strong_20_Emphasis"><text:span text:style-name="T5">Productos complementarios:</text:span></text:span><text:span text:style-name="T5"> Son productos o servicios que pueden no ser directamente competitivos, pero que se utilizan junto con los productos de la empresa para mejorar la experiencia del cliente o satisfacer necesidades adicionales. Por ejemplo, los accesorios de un producto principal.</text:span></text:p>
      <text:p text:style-name="P11"><text:span text:style-name="Strong_20_Emphasis"><text:span text:style-name="T5">Productos sustitutos:</text:span></text:span><text:span text:style-name="T5"> Son productos de diferentes empresas que cumplen una función similar o satisfacen una necesidad comparable a la de los productos de la empresa, lo que significa que podrían ser una alternativa para los consumidores.</text:span></text:p>
      <text:p text:style-name="P11"><text:span text:style-name="Strong_20_Emphasis"><text:span text:style-name="T5">Productos relacionados o afines:</text:span></text:span><text:span text:style-name="T5"> Estos productos pueden estar en una categoría diferente, pero están relacionados o tienen alguna conexión con los productos de la empresa, lo que permite oportunidades de ventas cruzadas o estrategias de mercado conjunto.</text:span></text:p>
      <text:p text:style-name="P11"><text:span text:style-name="Strong_20_Emphasis"><text:span text:style-name="T5">Productos complementarios del canal de distribución:</text:span></text:span><text:span text:style-name="T5"> Son productos o servicios proporcionados por empresas que están involucradas en la cadena de distribución de los productos de la empresa, como los distribuidores, mayoristas o minoristas.</text:span></text:p>
      <text:p text:style-name="P11"><text:span text:style-name="T2"/></text:p>
      <text:h text:style-name="P4" text:outline-level="1"><text:bookmark-start text:name="__RefHeading___Toc129_3402462328"/>En que consiste DAFO y CAME<text:bookmark-end text:name="__RefHeading___Toc129_3402462328"/></text:h>
      <text:p text:style-name="P11"><text:span text:style-name="T2"/></text:p>
      <text:p text:style-name="P11"><text:soft-page-break/><text:span text:style-name="Strong_20_Emphasis"><text:span text:style-name="T5">DAFO (Debilidades, Amenazas, Fortalezas y Oportunidades):</text:span></text:span><text:span text:style-name="T5"> Es un análisis que evalúa las Debilidades y Fortalezas internas de una empresa, así como las Amenazas y Oportunidades externas del entorno en el que opera. Ayuda a identificar factores clave para la toma de decisiones estratégicas.</text:span></text:p>
      <text:p text:style-name="P11"><text:span text:style-name="Strong_20_Emphasis"><text:span text:style-name="T5">CAME (Corregir, Afrontar, Mantener, Explotar):</text:span></text:span><text:span text:style-name="T5"> Es una extensión del análisis DAFO que propone acciones específicas para cada elemento del DAFO. Corregir debilidades, Afrontar amenazas, Mantener fortalezas y Explotar oportunidades para mejorar la situación y la estrategia empresarial.</text:span></text:p>
      <text:p text:style-name="P11"/>
      <text:p text:style-name="P11"/>
      <text:p text:style-name="P11"/>
      <text:p text:style-name="P11"/>
      <text:h text:style-name="P4" text:outline-level="1"><text:bookmark-start text:name="__RefHeading___Toc131_3402462328"/>Localización del proyecto<text:bookmark-end text:name="__RefHeading___Toc131_3402462328"/></text:h>
      <text:p text:style-name="P18"/>
      <text:h text:style-name="P9" text:outline-level="2"><text:bookmark-start text:name="__RefHeading___Toc133_3402462328"/>Factores<text:bookmark-end text:name="__RefHeading___Toc133_3402462328"/></text:h>
      <text:p text:style-name="P14"><text:span text:style-name="T8">1. Tipo de negocio: </text:span><text:span text:style-name="T6">Empresa industrial, Empresa de servicios</text:span></text:p>
      <text:p text:style-name="P14"><text:span text:style-name="T8">2. Costes: </text:span><text:span text:style-name="T6">Solar, Precio de alquiler.</text:span></text:p>
      <text:p text:style-name="P14"><text:span text:style-name="T8">3. Demanda:</text:span><text:span text:style-name="T6"> Zona de demanda creciente, Zona de 0 ventas</text:span></text:p>
      <text:p text:style-name="P14"><text:span text:style-name="T8">4. Competencia:</text:span><text:span text:style-name="T6"> Muchas empresas, Pocas empresas, Ninguna.</text:span></text:p>
      <text:p text:style-name="P14"><text:span text:style-name="T8">5. Comunicaciones: </text:span><text:span text:style-name="T6">Accesibilidad, Salida por carretera.</text:span></text:p>
      <text:p text:style-name="P14"><text:span text:style-name="T8">6. Legislación: </text:span><text:span text:style-name="T6">Zona geográfica, Ayudas publicas</text:span></text:p>
      <text:p text:style-name="P14"><text:span text:style-name="T8">7. Recursos humanos: </text:span><text:span text:style-name="T6">cualificados.</text:span></text:p>
      <text:p text:style-name="P14"><text:span text:style-name="T6"/></text:p>
      <text:h text:style-name="P9" text:outline-level="2"><text:bookmark-start text:name="__RefHeading___Toc135_3402462328"/>Externalización o deslocalización<text:bookmark-end text:name="__RefHeading___Toc135_3402462328"/></text:h>
      <text:p text:style-name="P15"><text:span text:style-name="T6">Ubicar la producción en otro país buscando costes salariales mas baratos.</text:span></text:p>
      <text:p text:style-name="P15"><text:span text:style-name="T6">No quedan exentas de algunos riesgos o costes encubiertos:</text:span></text:p>
      <text:p text:style-name="P17"><text:span text:style-name="T6">1. Coste de baja calidad.</text:span></text:p>
      <text:p text:style-name="P17"><text:span text:style-name="T6">2. Coste de aprendizaje del personal.</text:span></text:p>
      <text:p text:style-name="P17"><text:span text:style-name="T6">3. Coste de baja productividad.</text:span></text:p>
      <text:p text:style-name="P17"><text:span text:style-name="T6">4. Coste de alta rotación de personal.</text:span></text:p>
      <text:p text:style-name="P17"><text:span text:style-name="T6"/></text:p>
      <text:h text:style-name="P4" text:outline-level="1"><text:bookmark-start text:name="__RefHeading___Toc137_3402462328"/><text:soft-page-break/>Como se transmite la cultura empresarial dentro de la empresa<text:bookmark-end text:name="__RefHeading___Toc137_3402462328"/></text:h>
      <text:p text:style-name="P11"><text:span text:style-name="T2"/></text:p>
      <text:p text:style-name="P11"><text:span text:style-name="Strong_20_Emphasis"><text:span text:style-name="T5">Normas escritas (Misión, Visión, Valores):</text:span></text:span><text:span text:style-name="T5"> A través de documentos formales que definen la dirección estratégica y los principios fundamentales de la empresa, comunicando sus objetivos y valores a todos los miembros.</text:span></text:p>
      <text:p text:style-name="P11"><text:span text:style-name="Strong_20_Emphasis"><text:span text:style-name="T5">Normas no escritas:</text:span></text:span></text:p>
      <text:list text:style-name="L6">
        <text:list-item>
          <text:list>
            <text:list-item>
              <text:p text:style-name="Text_20_body"><text:span text:style-name="Strong_20_Emphasis"><text:span text:style-name="T5">Mitos y anécdotas:</text:span></text:span><text:span text:style-name="T5"> Historias compartidas sobre experiencias pasadas que ejemplifican los valores y comportamientos deseados en la organización.</text:span></text:p>
            </text:list-item>
            <text:list-item>
              <text:p text:style-name="Text_20_body"><text:span text:style-name="Strong_20_Emphasis"><text:span text:style-name="T5">Ritos y ceremonias:</text:span></text:span><text:span text:style-name="T5"> Eventos regulares o especiales que refuerzan la cultura, como celebraciones, premiaciones o reuniones de equipo.</text:span></text:p>
            </text:list-item>
            <text:list-item>
              <text:p text:style-name="Text_20_body"><text:span text:style-name="Strong_20_Emphasis"><text:span text:style-name="T5">Espacios y vestimentas:</text:span></text:span><text:span text:style-name="T5"> El diseño de espacios de trabajo, uniformes o códigos de vestimenta que reflejan y refuerzan la cultura y los valores de la empresa.</text:span></text:p>
            </text:list-item>
          </text:list>
        </text:list-item>
      </text:list>
      <text:p text:style-name="P11"><text:span text:style-name="T2"/></text:p>
      <text:h text:style-name="P6" text:outline-level="1"><text:bookmark-start text:name="__RefHeading___Toc139_3402462328"/>Responsabilidad social corporativa<text:bookmark-end text:name="__RefHeading___Toc139_3402462328"/></text:h>
      <text:p text:style-name="P11"><text:span text:style-name="T4"/></text:p>
      <text:h text:style-name="P9" text:outline-level="2"><text:bookmark-start text:name="__RefHeading___Toc141_3402462328"/>Definición<text:bookmark-end text:name="__RefHeading___Toc141_3402462328"/></text:h>
      <text:p text:style-name="P23">La responsabilidad social corporativa (RSC) es el compromiso de las empresas para operar de manera ética y sostenible, considerando el impacto de sus acciones en la sociedad, el medio ambiente y las partes interesadas, más allá de buscar solo beneficios financieros, procurando contribuir al bienestar social y ambiental. </text:p>
      <text:p text:style-name="P23"><text:span text:style-name="T12"/></text:p>
      <text:h text:style-name="P9" text:outline-level="2"><text:bookmark-start text:name="__RefHeading___Toc143_3402462328"/>Ámbitos<text:bookmark-end text:name="__RefHeading___Toc143_3402462328"/></text:h>
      <text:p text:style-name="P14"><text:span text:style-name="T6">1. Derechos humanos</text:span></text:p>
      <text:p text:style-name="P14"><text:span text:style-name="T6">2. Derechos laborales</text:span></text:p>
      <text:p text:style-name="P14"><text:span text:style-name="T6">3. Sociedad</text:span></text:p>
      <text:p text:style-name="P14"><text:span text:style-name="T6">4. Económico</text:span></text:p>
      <text:p text:style-name="P14"><text:span text:style-name="T6">5. Medioambienta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9T20:12:37.761000000</meta:creation-date>
    <dc:date>2023-11-19T21:24:27.279000000</dc:date>
    <meta:editing-duration>PT1H11M49S</meta:editing-duration>
    <meta:editing-cycles>1</meta:editing-cycles>
    <meta:document-statistic meta:table-count="0" meta:image-count="0" meta:object-count="0" meta:page-count="6" meta:paragraph-count="102" meta:word-count="1288" meta:character-count="8734" meta:non-whitespace-character-count="7558"/>
    <meta:generator>LibreOffice/7.4.0.3$Windows_X86_64 LibreOffice_project/f85e47c08ddd19c015c0114a68350214f7066f5a</meta:generator>
  </office:meta>
</office:document-meta>
</file>